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6. Reverse a List <text:tab/></text:span></text:p>
      <text:p text:style-name="P1"/>
      <text:p text:style-name="Standard">def reverse_list(lst):</text:p>
      <text:p text:style-name="Standard"><text:s text:c="4"/>return lst[::-1]</text:p>
      <text:p text:style-name="Standard"/>
      <text:p text:style-name="Standard"># Example usage</text:p>
      <text:p text:style-name="Standard">my_list = [1, 2, 3, 4, 5]</text:p>
      <text:p text:style-name="Standard">reversed_list = reverse_list(my_list)</text:p>
      <text:p text:style-name="Standard">print("Original list:", my_list)</text:p>
      <text:p text:style-name="Standard">print("Reversed list:", reversed_list)</text:p>
      <text:p text:style-name="Standard"/>
      <text:p text:style-name="Standard"/>
      <text:p text:style-name="Standard"><text:span text:style-name="T1">Output:</text:span></text:p>
      <text:p text:style-name="Standard">Original list: [1, 2, 3, 4, 5]</text:p>
      <text:p text:style-name="Standard">Reversed list: [5, 4, 3, 2, 1]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1" meta:word-count="42" meta:character-count="276" meta:non-whitespace-character-count="239"/>
    <meta:generator>LibreOfficeDev/6.0.5.2$Linux_X86_64 LibreOffice_project/</meta:generator>
  </office:meta>
</office:document-meta>
</file>